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b238" officeooo:paragraph-rsid="0014b238"/>
    </style:style>
    <style:style style:name="P2" style:family="paragraph" style:parent-style-name="Standard">
      <style:paragraph-properties fo:text-align="center" style:justify-single-word="false"/>
      <style:text-properties officeooo:rsid="0014b238" officeooo:paragraph-rsid="0014b238"/>
    </style:style>
    <style:style style:name="P3" style:family="paragraph" style:parent-style-name="Standard">
      <style:text-properties fo:font-style="italic" officeooo:rsid="0014b238" officeooo:paragraph-rsid="0014b238" style:font-style-asian="italic" style:font-style-complex="italic"/>
    </style:style>
    <style:style style:name="P4" style:family="paragraph" style:parent-style-name="Standard">
      <style:text-properties officeooo:rsid="00174e1c" officeooo:paragraph-rsid="00174e1c"/>
    </style:style>
    <style:style style:name="P5" style:family="paragraph" style:parent-style-name="Standard">
      <style:text-properties officeooo:rsid="0017e47f" officeooo:paragraph-rsid="0017e47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74e1c"/>
    </style:style>
    <style:style style:name="T2" style:family="text">
      <style:text-properties officeooo:rsid="0017e47f"/>
    </style:style>
    <style:style style:name="T3" style:family="text">
      <style:text-properties officeooo:rsid="00188145"/>
    </style:style>
    <style:style style:name="gr1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429in" fo:min-width="0.1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437in" fo:min-width="0.1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429in" fo:min-width="0.142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043in" fo:min-width="0.104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ring</text:span> Rewriting Rules<text:line-break/>for Cartesian Combinatorics</text:p>
      <text:p text:style-name="P2">by Sven Nilsen, 2020</text:p>
      <text:p text:style-name="P1"/>
      <text:p text:style-name="P3">In this paper I describe two simple rules that generates every pure Cartesian product.</text:p>
      <text:p text:style-name="P1"/>
      <text:p text:style-name="P1">The following two rules <text:span text:style-name="T1">for string rewriting </text:span>generates every pure Cartesian product:</text:p>
      <text:p text:style-name="P1"/>
      <text:p text:style-name="P1"><text:tab/>() → (())</text:p>
      <text:p text:style-name="P1"><text:tab/>(()) → ()()</text:p>
      <text:p text:style-name="P1"/>
      <text:p text:style-name="P5">To construct a “proof” of a pure Cartesian product, one can apply these rules in any reverse order.</text:p>
      <text:p text:style-name="P1">For example, starting with `(()())`, one can trace back the construction in reverse:</text:p>
      <text:p text:style-name="P1"/>
      <text:p text:style-name="P1"><text:tab/>(()())<text:tab/><text:tab/><text:tab/><text:tab/><text:tab/><text:span text:style-name="T2">this pure Cartesian product has a unique construction</text:span></text:p>
      <text:p text:style-name="P1"><text:tab/>((()))<text:tab/><text:tab/>(()) → ()()<text:tab/><text:tab/><text:span text:style-name="T2">can only apply the second rule in reverse</text:span></text:p>
      <text:p text:style-name="P1"><text:tab/>(())<text:tab/><text:tab/>() → (())<text:tab/><text:tab/><text:span text:style-name="T2">can only apply the first rule in reverse</text:span></text:p>
      <text:p text:style-name="P1"><text:tab/>()<text:tab/><text:tab/>() → (())<text:tab/><text:tab/><text:span text:style-name="T2">can only apply the first rule in reverse</text:span></text:p>
      <text:p text:style-name="P1"/>
      <text:p text:style-name="P1">Pure Cartesian products can be represented as a tree:</text:p>
      <text:p text:style-name="P1"><draw:frame text:anchor-type="paragraph" draw:z-index="11" draw:name="Shape3" draw:style-name="gr6" draw:text-style-name="P8" svg:width="0.6476in" svg:height="0.3669in" svg:x="2.3472in" svg:y="0.1339in"><draw:text-box><text:p>(()())</text:p></draw:text-box></draw:frame></text:p>
      <text:p text:style-name="P1"><draw:custom-shape text:anchor-type="paragraph" draw:z-index="6" draw:name="Shape1" draw:style-name="gr3" draw:text-style-name="P6" svg:width="0.2016in" svg:height="0.2016in" svg:x="2.0492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6" svg:x1="1.7783in" svg:y1="0.5976in" svg:x2="2.1457in" svg:y2="0.1429in"><text:p/></draw:line><draw:line text:anchor-type="paragraph" draw:z-index="4" draw:name="Shape2" draw:style-name="gr2" draw:text-style-name="P6" svg:x1="2.5657in" svg:y1="0.5803in" svg:x2="2.1457in" svg:y2="0.1429in"><text:p/></draw:line></text:p>
      <text:p text:style-name="P1"/>
      <text:p text:style-name="P1"><draw:custom-shape text:anchor-type="paragraph" draw:z-index="7" draw:name="Shape1" draw:style-name="gr3" draw:text-style-name="P6" svg:width="0.2016in" svg:height="0.2016in" svg:x="1.6902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4" draw:text-style-name="P7" svg:width="0.2024in" svg:height="0.2024in" svg:x="2.4425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3" draw:style-name="gr5" draw:text-style-name="P8" svg:width="0.315in" svg:height="0.2012in" svg:x="2.7583in" svg:y="0.1535in"><draw:text-box><text:p>()</text:p></draw:text-box></draw:frame><draw:frame text:anchor-type="paragraph" draw:z-index="10" draw:name="Shape3" draw:style-name="gr5" draw:text-style-name="P8" svg:width="0.315in" svg:height="0.2012in" svg:x="1.9535in" svg:y="0.1445in"><draw:text-box><text:p>()</text:p></draw:text-box></draw:frame></text:p>
      <text:p text:style-name="P1"/>
      <text:p text:style-name="P1"/>
      <text:p text:style-name="P1">The two <text:span text:style-name="T1">string rewriting </text:span>rules can <text:span text:style-name="T2">only </text:span>be applied to a <text:span text:style-name="T2">leaf or singleton branch</text:span> of the tree:</text:p>
      <text:p text:style-name="P1"/>
      <text:p text:style-name="P1"><draw:custom-shape text:anchor-type="paragraph" draw:z-index="12" draw:name="Shape1" draw:style-name="gr3" draw:text-style-name="P6" svg:width="0.2016in" svg:height="0.2016in" svg:x="1.2354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6" svg:width="0.2016in" svg:height="0.2016in" svg:x="2.5307in" svg:y="0.1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3" draw:text-style-name="P6" svg:width="0.2016in" svg:height="0.2016in" svg:x="2.539in" svg:y="0.7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6" svg:x1="2.6272in" svg:y1="0.8488in" svg:x2="2.6362in" svg:y2="0.2453in"><text:p/></draw:line><draw:line text:anchor-type="paragraph" draw:z-index="15" draw:name="Shape4" draw:style-name="gr7" draw:text-style-name="P6" svg:x1="1.7346in" svg:y1="0.4638in" svg:x2="2.3209in" svg:y2="0.4728in"><text:p/></draw:line><draw:frame text:anchor-type="paragraph" draw:z-index="16" draw:name="Shape5" draw:style-name="gr8" draw:text-style-name="P8" svg:width="0.6921in" svg:height="0.3768in" svg:x="3.4839in" svg:y="0.2366in"><draw:text-box><text:p>() → (())</text:p></draw:text-box></draw:frame><draw:frame text:anchor-type="paragraph" draw:z-index="26" draw:name="Shape7" draw:style-name="gr12" draw:text-style-name="P8" svg:width="1.3567in" svg:height="0.3323in" svg:x="4.9807in" svg:y="0.1764in"><draw:text-box><text:p>Applied to leaf</text:p></draw:text-box></draw:frame></text:p>
      <text:p text:style-name="P1"/>
      <text:p text:style-name="P1"/>
      <text:p text:style-name="P1"/>
      <text:p text:style-name="P1"/>
      <text:p text:style-name="P1"><draw:custom-shape text:anchor-type="paragraph" draw:z-index="24" draw:name="Shape1" draw:style-name="gr10" draw:text-style-name="P9" svg:width="0.2016in" svg:height="0.2016in" svg:x="2.8807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" draw:name="Shape2" draw:style-name="gr1" draw:text-style-name="P6" svg:x1="1.3236in" svg:y1="0.6437in" svg:x2="1.3327in" svg:y2="0.0402in"><text:p/></draw:line><draw:line text:anchor-type="paragraph" draw:z-index="1" draw:name="Shape2" draw:style-name="gr1" draw:text-style-name="P6" svg:x1="2.6709in" svg:y1="0.4949in" svg:x2="2.9681in" svg:y2="0.0311in"><text:p/></draw:line><draw:custom-shape text:anchor-type="paragraph" draw:z-index="23" draw:name="Shape1" draw:style-name="gr9" draw:text-style-name="P9" svg:width="0.2016in" svg:height="0.2016in" svg:x="1.2354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2" draw:style-name="gr1" draw:text-style-name="P6" svg:x1="3.2307in" svg:y1="0.4602in" svg:x2="2.9681in" svg:y2="0.0311in"><text:p/></draw:line><draw:frame text:anchor-type="paragraph" draw:z-index="25" draw:name="Shape6" draw:style-name="gr11" draw:text-style-name="P8" svg:width="0.9976in" svg:height="0.4469in" svg:x="3.9134in" svg:y="0.0575in"><draw:text-box><text:p>(()) → ()()</text:p></draw:text-box></draw:frame><draw:frame text:anchor-type="paragraph" draw:z-index="27" draw:name="Shape7" draw:style-name="gr12" draw:text-style-name="P8" svg:width="1.3567in" svg:height="0.3843in" svg:x="4.9717in" svg:y="0.0508in"><draw:text-box><text:p>Applied to singleton branch</text:p></draw:text-box></draw:frame></text:p>
      <text:p text:style-name="P1"><draw:line text:anchor-type="paragraph" draw:z-index="17" draw:name="Shape2" draw:style-name="gr2" draw:text-style-name="P6" svg:x1="1.3236in" svg:y1="1.0555in" svg:x2="1.3327in" svg:y2="0.452in"><text:p/></draw:line><draw:custom-shape text:anchor-type="paragraph" draw:z-index="18" draw:name="Shape1" draw:style-name="gr3" draw:text-style-name="P6" svg:width="0.2016in" svg:height="0.2016in" svg:x="1.2272in" svg:y="0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3" draw:text-style-name="P6" svg:width="0.2016in" svg:height="0.2016in" svg:x="1.2354in" svg:y="0.9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4" draw:style-name="gr7" draw:text-style-name="P6" svg:x1="1.7083in" svg:y1="0.389in" svg:x2="2.2945in" svg:y2="0.398in"><text:p/></draw:line><draw:custom-shape text:anchor-type="paragraph" draw:z-index="21" draw:name="Shape1" draw:style-name="gr3" draw:text-style-name="P6" svg:width="0.2016in" svg:height="0.2016in" svg:x="2.5917in" svg:y="0.1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3" draw:text-style-name="P6" svg:width="0.2016in" svg:height="0.2016in" svg:x="3.1425in" svg:y="0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4">All trees can be constructed using these two rules. Since the string rewriting rules <text:span text:style-name="T3">are acyclic</text:span>, trees form a partial ordered set, or a kind of “power tree” <text:span text:style-name="T2">under these two rules</text:span>. Since there are two rules, the power tree is bin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6:16.000330000</meta:creation-date>
    <dc:date>2020-04-15T14:11:46.442599000</dc:date>
    <meta:editing-duration>PT4M8S</meta:editing-duration>
    <meta:editing-cycles>1</meta:editing-cycles>
    <meta:document-statistic meta:table-count="0" meta:image-count="0" meta:object-count="0" meta:page-count="1" meta:paragraph-count="15" meta:word-count="187" meta:character-count="1066" meta:non-whitespace-character-count="878"/>
    <meta:generator>LibreOffice/5.1.2.2$MacOSX_X86_64 LibreOffice_project/d3bf12ecb743fc0d20e0be0c58ca359301eb705f</meta:generator>
  </office:meta>
</office:document-meta>
</file>